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Produc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40mm glass, 1mm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liexpress.com/item/1005003243322308.html</text:p>
          </table:table-cell>
        </table:table-row>
        <table:table-row table:style-name="ro1">
          <table:table-cell table:style-name="Default" office:value-type="string" calcext:value-type="string">
            <text:p>M2x2 flathead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liexpress.com/item/32995858149.html" xlink:type="simple">https://www.aliexpress.com/item/32995858149.html</text:a></text:p>
          </table:table-cell>
        </table:table-row>
        <table:table-row table:style-name="ro1">
          <table:table-cell table:style-name="Default" office:value-type="string" calcext:value-type="string">
            <text:p>M2.5x25 hex hollow standof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M1.6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32996895870.html</text:p>
          </table:table-cell>
        </table:table-row>
        <table:table-row table:style-name="ro1">
          <table:table-cell table:style-name="Default" office:value-type="string" calcext:value-type="string">
            <text:p>Several high temperature structure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2 glue sev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2 height 6.6 Flying control shock absorbing colu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1005002855654361.html</text:p>
          </table:table-cell>
        </table:table-row>
        <table:table-row table:style-name="ro1">
          <table:table-cell office:value-type="string" calcext:value-type="string">
            <text:p>M2*12 Inner hexagonal and half -teeth screw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int 0.8mm 8P 32AWG singl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4001089049756.html</text:p>
          </table:table-cell>
        </table:table-row>
        <table:table-row table:style-name="ro1">
          <table:table-cell office:value-type="string" calcext:value-type="string">
            <text:p>M2*5 scre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 motor A model infinite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P DuPont Line Affordable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02535 Lithium battery 600m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1005004340661125.html</text:p>
          </table:table-cell>
        </table:table-row>
        <table:table-row table:style-name="ro1">
          <table:table-cell office:value-type="string" calcext:value-type="string">
            <text:p>0.15mm double -sided glue moderate a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1005004473169787.html</text:p>
          </table:table-cell>
        </table:table-row>
        <table:table-row table:style-name="ro1">
          <table:table-cell office:value-type="string" calcext:value-type="string">
            <text:p>FPC soft antenna IPEX 1st gener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 non -slip silicone pad about 54mm diam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.5*5 scr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FFC cable 12 pos, 0.5mm pitch 30 and 50mm length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8:57:15.150114197</meta:creation-date>
    <dc:date>2022-12-12T19:58:04.403037982</dc:date>
    <meta:editing-duration>PT10M8S</meta:editing-duration>
    <meta:editing-cycles>2</meta:editing-cycles>
    <meta:generator>LibreOffice/7.0.4.2$Linux_X86_64 LibreOffice_project/00$Build-2</meta:generator>
    <meta:document-statistic meta:table-count="1" meta:cell-count="50" meta:object-count="0"/>
  </office:meta>
</office:document-meta>
</file>